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20.287cm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 fo:min-height="5.404cm" fo:min-width="3.893cm" draw:shadow="visible" draw:shadow-offset-x="0.203cm" draw:shadow-offset-y="0.203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stroke="none" svg:stroke-color="#000000" draw:fill="none" draw:fill-color="#ffffff" fo:min-height="0.41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0.43cm"/>
    </style:style>
    <style:style style:name="gr9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0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9.195cm"/>
    </style:style>
    <style:style style:name="gr11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21.15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cfe7f5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8.802cm" svg:y1="44.741cm" svg:x2="50.532cm" svg:y2="44.741cm">
          <text:p/>
        </draw:line>
        <draw:line draw:style-name="gr1" draw:text-style-name="P1" draw:layer="layout" svg:x1="48.802cm" svg:y1="45.342cm" svg:x2="50.532cm" svg:y2="45.342cm">
          <text:p/>
        </draw:line>
        <draw:line draw:style-name="gr1" draw:text-style-name="P1" draw:layer="layout" svg:x1="48.955cm" svg:y1="35.473cm" svg:x2="50.454cm" svg:y2="35.473cm">
          <text:p/>
        </draw:line>
        <draw:line draw:style-name="gr1" draw:text-style-name="P1" draw:layer="layout" svg:x1="48.879cm" svg:y1="29.324cm" svg:x2="50.378cm" svg:y2="29.324cm">
          <text:p/>
        </draw:line>
        <draw:custom-shape draw:style-name="gr2" draw:text-style-name="P3" draw:layer="layout" svg:width="20.787cm" svg:height="0.381cm" draw:transform="rotate (1.5707963267949) translate (48.574cm 49.854cm)">
          <draw:glue-point draw:id="4" svg:x="4.934cm" svg:y="2.355cm"/>
          <draw:glue-point draw:id="5" svg:x="4.934cm" svg:y="-2.356cm"/>
          <draw:glue-point draw:id="6" svg:x="4.934cm" svg:y="4.57cm"/>
          <draw:glue-point draw:id="7" svg:x="4.881cm" svg:y="3.851cm"/>
          <text:p text:style-name="P2"><text:span text:style-name="T1">T</text:span><text:span text:style-name="T1">o</text:span><text:span text:style-name="T1">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d</text:span><text:span text:style-name="T1">e</text:span><text:span text:style-name="T1">c</text:span><text:span text:style-name="T1">o</text:span><text:span text:style-name="T1">d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93cm" svg:height="5.654cm" svg:x="50.582cm" svg:y="46.85cm">
          <text:p text:style-name="P2"><text:span text:style-name="T2">LED </text:span><text:span text:style-name="T2">DRIV</text:span><text:span text:style-name="T2">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4.975cm" svg:y1="47.679cm" svg:x2="57.057cm" svg:y2="47.679cm">
          <text:p/>
        </draw:line>
        <draw:line draw:style-name="gr4" draw:text-style-name="P1" draw:layer="layout" svg:x1="55.709cm" svg:y1="47.398cm" svg:x2="56.37cm" svg:y2="48.059cm">
          <text:p/>
        </draw:line>
        <draw:frame draw:style-name="gr5" draw:text-style-name="P5" draw:layer="layout" svg:width="0.508cm" svg:height="0.645cm" svg:x="55.659cm" svg:y="47.654cm">
          <draw:text-box>
            <text:p><text:span text:style-name="T3">8</text:span></text:p>
          </draw:text-box>
        </draw:frame>
        <draw:line draw:style-name="gr4" draw:text-style-name="P1" draw:layer="layout" svg:x1="55.71cm" svg:y1="47.399cm" svg:x2="56.371cm" svg:y2="48.06cm">
          <text:p/>
        </draw:line>
        <draw:frame draw:style-name="gr6" draw:text-style-name="P5" xml:id="id2" draw:id="id2" draw:layer="layout" svg:width="2.006cm" svg:height="0.66cm" svg:x="50.657cm" svg:y="47.449cm">
          <draw:text-box>
            <text:p><text:span text:style-name="T4">data_i</text:span><text:span text:style-name="T4">n</text:span></text:p>
          </draw:text-box>
        </draw:frame>
        <draw:custom-shape draw:style-name="gr3" draw:text-style-name="P4" draw:layer="layout" svg:width="4.393cm" svg:height="5.654cm" svg:x="50.481cm" svg:y="33.776cm">
          <text:p text:style-name="P2"><text:span text:style-name="T5">S</text:span><text:span text:style-name="T5">W</text:span><text:span text:style-name="T5">I</text:span><text:span text:style-name="T5">T</text:span><text:span text:style-name="T5">C</text:span><text:span text:style-name="T5">H</text:span><text:span text:style-name="T5"> </text:span><text:span text:style-name="T5">D</text:span><text:span text:style-name="T5">R</text:span><text:span text:style-name="T5">I</text:span><text:span text:style-name="T5">V</text:span><text:span text:style-name="T5">E</text:span><text:span text:style-name="T5">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6.956cm" svg:y1="34.705cm" svg:x2="54.874cm" svg:y2="34.705cm">
          <text:p/>
        </draw:line>
        <draw:line draw:style-name="gr4" draw:text-style-name="P1" draw:layer="layout" svg:x1="55.608cm" svg:y1="34.324cm" svg:x2="56.269cm" svg:y2="34.985cm">
          <text:p/>
        </draw:line>
        <draw:frame draw:style-name="gr5" draw:text-style-name="P5" draw:layer="layout" svg:width="0.508cm" svg:height="0.645cm" svg:x="55.558cm" svg:y="34.58cm">
          <draw:text-box>
            <text:p><text:span text:style-name="T3">8</text:span></text:p>
          </draw:text-box>
        </draw:frame>
        <draw:line draw:style-name="gr1" draw:text-style-name="P1" draw:layer="layout" svg:x1="50.453cm" svg:y1="34.675cm" svg:x2="47.685cm" svg:y2="34.675cm">
          <text:p/>
        </draw:line>
        <draw:line draw:style-name="gr4" draw:text-style-name="P1" draw:layer="layout" svg:x1="55.609cm" svg:y1="34.325cm" svg:x2="56.27cm" svg:y2="34.986cm">
          <text:p/>
        </draw:line>
        <draw:frame draw:style-name="gr5" draw:text-style-name="P5" draw:layer="layout" svg:width="0.508cm" svg:height="0.645cm" svg:x="49.559cm" svg:y="34.58cm">
          <draw:text-box>
            <text:p><text:span text:style-name="T3">8</text:span></text:p>
          </draw:text-box>
        </draw:frame>
        <draw:line draw:style-name="gr4" draw:text-style-name="P1" draw:layer="layout" svg:x1="49.61cm" svg:y1="34.325cm" svg:x2="50.271cm" svg:y2="34.986cm">
          <text:p/>
        </draw:line>
        <draw:frame draw:style-name="gr6" draw:text-style-name="P5" draw:layer="layout" svg:width="2.006cm" svg:height="0.66cm" svg:x="50.556cm" svg:y="34.375cm">
          <draw:text-box>
            <text:p><text:span text:style-name="T4">kb</text:span><text:span text:style-name="T4">d_</text:span><text:span text:style-name="T4">ou</text:span><text:span text:style-name="T4">t</text:span></text:p>
          </draw:text-box>
        </draw:frame>
        <draw:frame draw:style-name="gr6" draw:text-style-name="P5" draw:layer="layout" svg:width="2.006cm" svg:height="0.66cm" svg:x="53.457cm" svg:y="47.449cm">
          <draw:text-box>
            <text:p><text:span text:style-name="T4">led_o</text:span><text:span text:style-name="T4">ut</text:span></text:p>
          </draw:text-box>
        </draw:frame>
        <draw:frame draw:style-name="gr6" draw:text-style-name="P5" draw:layer="layout" svg:width="2.006cm" svg:height="0.66cm" svg:x="53.356cm" svg:y="34.375cm">
          <draw:text-box>
            <text:p><text:span text:style-name="T4">kbd_in</text:span></text:p>
          </draw:text-box>
        </draw:frame>
        <draw:custom-shape draw:style-name="gr3" draw:text-style-name="P4" draw:layer="layout" svg:width="4.393cm" svg:height="5.654cm" svg:x="50.406cm" svg:y="27.629cm">
          <text:p text:style-name="P2"><text:span text:style-name="T5">PUSH-BUTTON</text:span></text:p>
          <text:p text:style-name="P2"><text:span text:style-name="T5">DRIV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5.533cm" svg:y1="28.177cm" svg:x2="56.194cm" svg:y2="28.838cm">
          <text:p/>
        </draw:line>
        <draw:frame draw:style-name="gr5" draw:text-style-name="P5" draw:layer="layout" svg:width="0.508cm" svg:height="0.645cm" svg:x="55.483cm" svg:y="28.433cm">
          <draw:text-box>
            <text:p><text:span text:style-name="T3">4</text:span></text:p>
          </draw:text-box>
        </draw:frame>
        <draw:line draw:style-name="gr1" draw:text-style-name="P1" draw:layer="layout" svg:x1="50.378cm" svg:y1="28.528cm" svg:x2="47.685cm" svg:y2="28.528cm">
          <text:p/>
        </draw:line>
        <draw:line draw:style-name="gr4" draw:text-style-name="P1" draw:layer="layout" svg:x1="55.534cm" svg:y1="28.178cm" svg:x2="56.195cm" svg:y2="28.839cm">
          <text:p/>
        </draw:line>
        <draw:frame draw:style-name="gr5" draw:text-style-name="P5" draw:layer="layout" svg:width="0.508cm" svg:height="0.645cm" svg:x="49.484cm" svg:y="28.433cm">
          <draw:text-box>
            <text:p><text:span text:style-name="T3">4</text:span></text:p>
          </draw:text-box>
        </draw:frame>
        <draw:line draw:style-name="gr4" draw:text-style-name="P1" draw:layer="layout" svg:x1="49.535cm" svg:y1="28.178cm" svg:x2="50.196cm" svg:y2="28.839cm">
          <text:p/>
        </draw:line>
        <draw:frame draw:style-name="gr6" draw:text-style-name="P5" draw:layer="layout" svg:width="2.006cm" svg:height="0.66cm" svg:x="50.481cm" svg:y="28.228cm">
          <draw:text-box>
            <text:p><text:span text:style-name="T4">sw_out</text:span></text:p>
          </draw:text-box>
        </draw:frame>
        <draw:frame draw:style-name="gr6" draw:text-style-name="P5" draw:layer="layout" svg:width="2.006cm" svg:height="0.66cm" svg:x="53.281cm" svg:y="28.228cm">
          <draw:text-box>
            <text:p><text:span text:style-name="T4">sw_in</text:span></text:p>
          </draw:text-box>
        </draw:frame>
        <draw:line draw:style-name="gr1" draw:text-style-name="P1" draw:layer="layout" svg:x1="57.159cm" svg:y1="28.456cm" svg:x2="54.799cm" svg:y2="28.456cm">
          <text:p/>
        </draw:line>
        <draw:custom-shape draw:style-name="gr3" draw:text-style-name="P4" draw:layer="layout" svg:width="4.393cm" svg:height="5.654cm" svg:x="50.559cm" svg:y="40.141cm">
          <text:p text:style-name="P2"><text:span text:style-name="T6">SEQUENCER</text:span></text:p>
          <text:p text:style-name="P2"><text:span text:style-name="T6">LOOP</text:span></text:p>
          <text:p text:style-name="P2"><text:span text:style-name="T6">CONTROLL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4.952cm" svg:y1="41.07cm" svg:x2="57.034cm" svg:y2="41.07cm">
          <text:p/>
        </draw:line>
        <draw:line draw:style-name="gr1" draw:text-style-name="P1" draw:layer="layout" svg:x1="47.634cm" svg:y1="41.04cm" svg:x2="50.532cm" svg:y2="41.04cm">
          <text:p/>
        </draw:line>
        <draw:frame draw:style-name="gr5" draw:text-style-name="P5" draw:layer="layout" svg:width="0.508cm" svg:height="0.645cm" svg:x="49.237cm" svg:y="40.945cm">
          <draw:text-box>
            <text:p><text:span text:style-name="T3">8</text:span></text:p>
          </draw:text-box>
        </draw:frame>
        <draw:line draw:style-name="gr4" draw:text-style-name="P1" draw:layer="layout" svg:x1="49.288cm" svg:y1="40.69cm" svg:x2="49.949cm" svg:y2="41.351cm">
          <text:p/>
        </draw:line>
        <draw:frame draw:style-name="gr6" draw:text-style-name="P5" draw:layer="layout" svg:width="2.006cm" svg:height="0.66cm" svg:x="50.634cm" svg:y="40.74cm">
          <draw:text-box>
            <text:p><text:span text:style-name="T4">freq</text:span></text:p>
          </draw:text-box>
        </draw:frame>
        <draw:frame draw:style-name="gr6" draw:text-style-name="P5" draw:layer="layout" svg:width="2.006cm" svg:height="0.66cm" svg:x="53.434cm" svg:y="40.74cm">
          <draw:text-box>
            <text:p><text:span text:style-name="T4">snd_out</text:span></text:p>
          </draw:text-box>
        </draw:frame>
        <draw:frame draw:style-name="gr7" draw:text-style-name="P6" draw:layer="layout" svg:width="2.489cm" svg:height="0.963cm" svg:x="50.634cm" svg:y="44.341cm">
          <draw:text-box>
            <text:p><text:span text:style-name="T4">sel_loop</text:span></text:p>
          </draw:text-box>
        </draw:frame>
        <draw:frame draw:style-name="gr7" draw:text-style-name="P6" draw:layer="layout" svg:width="2.489cm" svg:height="0.963cm" svg:x="50.634cm" svg:y="44.942cm">
          <draw:text-box>
            <text:p><text:span text:style-name="T4">sel_snd</text:span></text:p>
          </draw:text-box>
        </draw:frame>
        <draw:frame draw:style-name="gr6" draw:text-style-name="P5" draw:layer="layout" svg:width="2.006cm" svg:height="0.66cm" svg:x="50.556cm" svg:y="35.073cm">
          <draw:text-box>
            <text:p><text:span text:style-name="T4">sel</text:span></text:p>
          </draw:text-box>
        </draw:frame>
        <draw:frame draw:style-name="gr6" draw:text-style-name="P5" draw:layer="layout" svg:width="2.006cm" svg:height="0.66cm" svg:x="50.48cm" svg:y="28.924cm">
          <draw:text-box>
            <text:p><text:span text:style-name="T4">sel</text:span></text:p>
          </draw:text-box>
        </draw:frame>
        <draw:frame draw:style-name="gr5" draw:text-style-name="P5" draw:layer="layout" svg:width="0.508cm" svg:height="0.645cm" svg:x="55.536cm" svg:y="41.543cm">
          <draw:text-box>
            <text:p><text:span text:style-name="T3">8</text:span></text:p>
          </draw:text-box>
        </draw:frame>
        <draw:line draw:style-name="gr4" draw:text-style-name="P1" draw:layer="layout" svg:x1="55.687cm" svg:y1="41.388cm" svg:x2="56.348cm" svg:y2="42.049cm">
          <text:p/>
        </draw:line>
        <draw:frame draw:style-name="gr8" draw:text-style-name="P6" xml:id="id1" draw:id="id1" draw:layer="layout" svg:width="2.312cm" svg:height="0.68cm" svg:x="52.663cm" svg:y="41.341cm">
          <draw:text-box>
            <text:p><text:span text:style-name="T4">seq_led_out</text:span></text:p>
          </draw:text-box>
        </draw:frame>
        <draw:connector draw:style-name="gr9" draw:text-style-name="P1" draw:layer="layout" draw:line-skew="1.151cm 1.512cm -0.491cm" svg:x1="54.975cm" svg:y1="41.681cm" svg:x2="50.657cm" svg:y2="47.779cm" draw:start-shape="id1" draw:start-glue-point="1" draw:end-shape="id2" draw:end-glue-point="3" svg:d="M54975 41681h1651v4566h-6960v1532h991" svg:viewBox="0 0 6961 6099">
          <text:p/>
        </draw:connector>
        <draw:custom-shape draw:style-name="gr10" draw:text-style-name="P3" draw:layer="layout" svg:width="19.695cm" svg:height="0.381cm" svg:x="3.72cm" svg:y="4.903cm">
          <draw:glue-point draw:id="4" svg:x="-2.357cm" svg:y="5.013cm"/>
          <draw:glue-point draw:id="5" svg:x="2.359cm" svg:y="5.013cm"/>
          <draw:glue-point draw:id="6" svg:x="-4.572cm" svg:y="5.013cm"/>
          <draw:glue-point draw:id="7" svg:x="-3.853cm" svg:y="4.96cm"/>
          <text:p text:style-name="P2"><text:span text:style-name="T1">data bu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9.695cm" svg:height="0.381cm" draw:transform="rotate (1.5707963267949) translate (47.253cm 47.075cm)">
          <draw:glue-point draw:id="4" svg:x="4.934cm" svg:y="2.355cm"/>
          <draw:glue-point draw:id="5" svg:x="4.934cm" svg:y="-2.356cm"/>
          <draw:glue-point draw:id="6" svg:x="4.934cm" svg:y="4.57cm"/>
          <draw:glue-point draw:id="7" svg:x="4.881cm" svg:y="3.851cm"/>
          <text:p text:style-name="P2"><text:span text:style-name="T1">data bu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1.652cm" svg:height="0.381cm" draw:transform="rotate (1.5707963267949) translate (56.974cm 49.855cm)">
          <draw:glue-point draw:id="4" svg:x="4.934cm" svg:y="2.355cm"/>
          <draw:glue-point draw:id="5" svg:x="4.934cm" svg:y="-2.356cm"/>
          <draw:glue-point draw:id="6" svg:x="4.934cm" svg:y="4.57cm"/>
          <draw:glue-point draw:id="7" svg:x="4.881cm" svg:y="3.851cm"/>
          <text:p text:style-name="P2"><text:span text:style-name="T1">To Basys 2 periphera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9:52:06.788403529</meta:creation-date>
    <dc:date>2019-10-20T19:59:30.807783477</dc:date>
    <meta:editing-duration>PT7M24S</meta:editing-duration>
    <meta:editing-cycles>1</meta:editing-cycles>
    <meta:document-statistic meta:object-count="50"/>
    <meta:generator>LibreOffice/6.2.7.1$Linux_X86_64 LibreOffice_project/20$Build-1</meta:generator>
  </office:meta>
</office:document-meta>
</file>